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cludeCache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ncludeCache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IncludeCacheManager.load( String uri , IncludeCacheManagerSession sess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oaderThread.LoaderThread( Source source , XMLByteStreamCompiler 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emptiveBoot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IncludeCacheManager.getSession( Parameters pa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efaultIncludeCacheManager.terminateSession( IncludeCacheManager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aderThread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IncludeCacheManager.parameterize(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emptiveBooter.PreemptiveBooter( final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cludeCacheManager.stream( String uri , IncludeCacheManagerSession session , XMLConsumer handler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LoaderThread.jo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